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3cm" svg:height="3.175cm" svg:x="3.259cm" svg:y="1.762cm">
          <text:p text:style-name="P1"><text:span text:style-name="T1">GAMMAval</text:span></text:p>
          <text:p text:style-name="P1"><text:span text:style-name="T1">1:bins</text:span></text:p>
          <text:p text:style-name="P1"><text:span text:style-name="T1">NNZG</text:span></text:p>
          <text:p text:style-name="P1"><text:span text:style-name="T2">(no zeros)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963cm" svg:height="3.175cm" svg:x="3.26cm" svg:y="5.364cm">
          <text:p text:style-name="P1"><text:span text:style-name="T1">GAMMAneg</text:span></text:p>
          <text:p text:style-name="P1"><text:span text:style-name="T1">0,1</text:span></text:p>
          <text:p text:style-name="P1"><text:span text:style-name="T1">NNZ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3.261cm" svg:y="8.966cm">
          <text:p text:style-name="P1"><text:span text:style-name="T1">GAMMARowStart</text:span></text:p>
          <text:p text:style-name="P1"><text:span text:style-name="T1">1: dictLen</text:span></text:p>
          <text:p text:style-name="P1"><text:span text:style-name="T1">NNZGco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3.259cm" svg:y="12.557cm">
          <text:p text:style-name="P1"><text:span text:style-name="T1">GAMMAdiffRow</text:span></text:p>
          <text:p text:style-name="P1"><text:span text:style-name="T1">1: dictLen</text:span></text:p>
          <text:p text:style-name="P1"><text:span text:style-name="T1">NNZG-NNZGco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3.265cm" svg:y="16.17cm">
          <text:p text:style-name="P1"><text:span text:style-name="T1">GAMMAdiffCol</text:span></text:p>
          <text:p text:style-name="P1"><text:span text:style-name="T1">1: size(GAMMA,2)</text:span></text:p>
          <text:p text:style-name="P1"><text:span text:style-name="T1">(GAMMA,2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14.261cm" svg:y="1.764cm">
          <text:p text:style-name="P1"><text:span text:style-name="T1">Dictval</text:span></text:p>
          <text:p text:style-name="P1"><text:span text:style-name="T1">1:bins</text:span></text:p>
          <text:p text:style-name="P1"><text:span text:style-name="T1">NNZD</text:span></text:p>
          <text:p text:style-name="P1"><text:span text:style-name="T2">(no zeros)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963cm" svg:height="3.175cm" svg:x="14.262cm" svg:y="5.366cm">
          <text:p text:style-name="P1"><text:span text:style-name="T1">Dictneg</text:span></text:p>
          <text:p text:style-name="P1"><text:span text:style-name="T1">0,1</text:span></text:p>
          <text:p text:style-name="P1"><text:span text:style-name="T1">NNZ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14.263cm" svg:y="8.968cm">
          <text:p text:style-name="P1"><text:span text:style-name="T1">DictRowStart</text:span></text:p>
          <text:p text:style-name="P1"><text:span text:style-name="T1">1: dictLen</text:span></text:p>
          <text:p text:style-name="P1"><text:span text:style-name="T1">NNZDco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14.261cm" svg:y="12.559cm">
          <text:p text:style-name="P1"><text:span text:style-name="T1">DictdiffRow</text:span></text:p>
          <text:p text:style-name="P1"><text:span text:style-name="T1">1: dictLen</text:span></text:p>
          <text:p text:style-name="P1"><text:span text:style-name="T1">NNZD-NNZDco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3cm" svg:height="3.175cm" svg:x="14.267cm" svg:y="16.172cm">
          <text:p text:style-name="P1"><text:span text:style-name="T1">DictdiffCol</text:span></text:p>
          <text:p text:style-name="P1"><text:span text:style-name="T1">1: dictLen</text:span></text:p>
          <text:p text:style-name="P1"><text:span text:style-name="T1"><text:s/></text:span><text:span text:style-name="T1">dictLe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8:27:44.252227493</meta:creation-date>
    <dc:date>2014-07-08T16:56:37.893996879</dc:date>
    <meta:editing-duration>PT15H55M16S</meta:editing-duration>
    <meta:editing-cycles>3</meta:editing-cycles>
    <meta:generator>LibreOffice/4.2.4.2$Linux_X86_64 LibreOffice_project/420m0$Build-2</meta:generator>
    <meta:document-statistic meta:object-count="10"/>
  </office:meta>
</office:document-meta>
</file>